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text-properties style:text-underline-style="none" fo:font-weight="bold" style:font-weight-asian="bold" style:font-weight-complex="bold"/>
    </style:style>
    <style:style style:name="P4" style:family="paragraph" style:parent-style-name="Standard">
      <style:text-properties officeooo:paragraph-rsid="0001120d"/>
    </style:style>
    <style:style style:name="P5" style:family="paragraph" style:parent-style-name="Standard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reate database notes;</text:p>
      <text:p text:style-name="Standard"/>
      <text:p text:style-name="P2"># SHOW VARIABLES LIKE 'validate_password%'</text:p>
      <text:p text:style-name="P2"># SET GLOBAL validate_password_length = 4;</text:p>
      <text:p text:style-name="P2"># SET GLOBAL validate_password_number_count = 0;</text:p>
      <text:p text:style-name="P2"># SET GLOBAL validate_password_mixed_case_count = 0;</text:p>
      <text:p text:style-name="P2"># SET GLOBAL validate_password_special_char_count = 0;</text:p>
      <text:p text:style-name="P4"/>
      <text:p text:style-name="P4">create user 'root'@'%' identified by 'root';</text:p>
      <text:p text:style-name="P4"/>
      <text:p text:style-name="P4">grant all on notes.* to 'root'@'%';</text:p>
      <text:p text:style-name="Standard"/>
      <text:p text:style-name="Standard"/>
      <text:p text:style-name="Standard">------------------------------------------------------------------------------------------------------------------------</text:p>
      <text:p text:style-name="P3">#GOOGLE_Sign_IN</text:p>
      <text:p text:style-name="Standard"/>
      <text:p text:style-name="Standard"/>
      <text:p text:style-name="Standard">CREATE TABLE Appraisal_Main_Table ( GID INT NOT NULL AUTO_INCREMENT PRIMARY KEY , email VARCHAR(155) NOT NULL, name VARCHAR(100) NOT NULL );</text:p>
      <text:p text:style-name="P7"/>
      <text:p text:style-name="Standard"/>
      <text:p text:style-name="P1">#IMPACT_VALUES</text:p>
      <text:p text:style-name="Standard"/>
      <text:p text:style-name="Standard">CREATE TABLE IMPACT_VALUES ( IMPACT <text:s/>VARCHAR(100) NOT NULL PRIMARY KEY , SCORE INT NOT NULL, value INT NOT NULL );</text:p>
      <text:p text:style-name="Standard"/>
      <text:p text:style-name="Standard">INSERT INTO IMPACT_VALUES (IMPACT, SCORE, value <text:s/>)</text:p>
      <text:p text:style-name="Standard">VALUES ( 'NEVER', '2', '0' );</text:p>
      <text:p text:style-name="Standard"/>
      <text:p text:style-name="Standard">INSERT INTO IMPACT_VALUES (IMPACT, SCORE, value <text:s/>)</text:p>
      <text:p text:style-name="Standard">VALUES ( 'RARELY', '4', '0' );</text:p>
      <text:p text:style-name="Standard"/>
      <text:p text:style-name="Standard">INSERT INTO IMPACT_VALUES (IMPACT, SCORE, value <text:s/>)</text:p>
      <text:p text:style-name="Standard">VALUES ( 'SOMETIMES', '6', '0' );</text:p>
      <text:p text:style-name="Standard"/>
      <text:p text:style-name="Standard">INSERT INTO IMPACT_VALUES (IMPACT, SCORE, value <text:s/>)</text:p>
      <text:p text:style-name="Standard">VALUES ( 'MOSTLY', '8', '0' );</text:p>
      <text:p text:style-name="Standard"/>
      <text:p text:style-name="Standard">INSERT INTO IMPACT_VALUES (IMPACT, SCORE, value <text:s/>)</text:p>
      <text:p text:style-name="Standard">VALUES ( 'ALWAYS', '10', '0' );</text:p>
      <text:p text:style-name="Standard"/>
      <text:p text:style-name="Standard"/>
      <text:p text:style-name="Standard">INSERT INTO IMPACT_VALUES (IMPACT, SCORE, value <text:s/>)</text:p>
      <text:p text:style-name="Standard">VALUES ( 'EXCEPTIONAL', '12', '0' );</text:p>
      <text:p text:style-name="Standard">------------------------------------------------------------------------------------------------------------------------</text:p>
      <text:p text:style-name="P1">#Project_Ratings</text:p>
      <text:p text:style-name="Standard"/>
      <text:p text:style-name="Standard">CREATE TABLE rating_table ( project VARCHAR(255) NOT NULL PRIMARY KEY, rating INT NOT NULL );</text:p>
      <text:p text:style-name="Standard"/>
      <text:p text:style-name="Standard">INSERT INTO rating_table (project, rating)</text:p>
      <text:p text:style-name="Standard">VALUES ( 'Astro', '82');</text:p>
      <text:p text:style-name="Standard"><text:soft-page-break/></text:p>
      <text:p text:style-name="Standard">INSERT INTO rating_table (project, rating)</text:p>
      <text:p text:style-name="Standard">VALUES ( 'Darwin', '76');</text:p>
      <text:p text:style-name="Standard"/>
      <text:p text:style-name="Standard"/>
      <text:p text:style-name="Standard">INSERT INTO rating_table (project, rating)</text:p>
      <text:p text:style-name="Standard">VALUES ( 'Elixir', '85');</text:p>
      <text:p text:style-name="Standard"/>
      <text:p text:style-name="Standard"/>
      <text:p text:style-name="Standard">INSERT INTO rating_table (project, rating)</text:p>
      <text:p text:style-name="Standard">VALUES ( 'Indigo', '70');</text:p>
      <text:p text:style-name="Standard"/>
      <text:p text:style-name="Standard"/>
      <text:p text:style-name="Standard">INSERT INTO rating_table (project, rating)</text:p>
      <text:p text:style-name="Standard">VALUES ( 'Moonshot', '90');</text:p>
      <text:p text:style-name="Standard"/>
      <text:p text:style-name="Standard"/>
      <text:p text:style-name="Standard">INSERT INTO rating_table (project, rating)</text:p>
      <text:p text:style-name="Standard">VALUES ( 'Phoenix', '87');</text:p>
      <text:p text:style-name="Standard"/>
      <text:p text:style-name="Standard"/>
      <text:p text:style-name="Standard">INSERT INTO rating_table (project, rating)</text:p>
      <text:p text:style-name="Standard">VALUES ( 'Phoenix', '87');</text:p>
      <text:p text:style-name="Standard"/>
      <text:p text:style-name="P4">------------------------</text:p>
      <text:p text:style-name="Standard"/>
      <text:p text:style-name="Standard">CREATE TABLE projectpillar1a ( projectfields VARCHAR(255) NOT NULL , score INT NOT NULL );</text:p>
      <text:p text:style-name="Standard"/>
      <text:p text:style-name="Standard">INSERT INTO projectpillar1a (projectfields, score )</text:p>
      <text:p text:style-name="Standard">VALUES ( 'a', '10' );</text:p>
      <text:p text:style-name="Standard"/>
      <text:p text:style-name="Standard"/>
      <text:p text:style-name="Standard">INSERT INTO projectpillar1a (projectfields, score )</text:p>
      <text:p text:style-name="Standard">VALUES ( 'b', '8' );</text:p>
      <text:p text:style-name="Standard"/>
      <text:p text:style-name="Standard"/>
      <text:p text:style-name="Standard">INSERT INTO projectpillar1a (projectfields, score )</text:p>
      <text:p text:style-name="Standard">VALUES ( 'c', '5' );</text:p>
      <text:p text:style-name="Standard"/>
      <text:p text:style-name="Standard"/>
      <text:p text:style-name="Standard">INSERT INTO projectpillar1a (projectfields, score )</text:p>
      <text:p text:style-name="Standard">VALUES ( 'd', '0' );</text:p>
      <text:p text:style-name="Standard"/>
      <text:p text:style-name="Standard">------------------------</text:p>
      <text:p text:style-name="Standard"/>
      <text:p text:style-name="Standard"/>
      <text:p text:style-name="Standard">CREATE TABLE projectpillar1b ( projectfields VARCHAR(255) NOT NULL , score INT NOT NULL );</text:p>
      <text:p text:style-name="Standard"/>
      <text:p text:style-name="Standard">INSERT INTO projectpillar1b (projectfields, score )</text:p>
      <text:p text:style-name="Standard">VALUES ( 'a', '5' );</text:p>
      <text:p text:style-name="Standard"><text:soft-page-break/></text:p>
      <text:p text:style-name="Standard"/>
      <text:p text:style-name="Standard">INSERT INTO projectpillar1b (projectfields, score )</text:p>
      <text:p text:style-name="Standard">VALUES ( 'b', '2' );</text:p>
      <text:p text:style-name="Standard"/>
      <text:p text:style-name="Standard"/>
      <text:p text:style-name="Standard">INSERT INTO projectpillar1b (projectfields, score )</text:p>
      <text:p text:style-name="Standard">VALUES ( 'c', '0' );</text:p>
      <text:p text:style-name="Standard"/>
      <text:p text:style-name="Standard">------------------------</text:p>
      <text:p text:style-name="Standard"/>
      <text:p text:style-name="Standard">CREATE TABLE projectpillar1c ( projectfields VARCHAR(255) NOT NULL , score INT NOT NULL );</text:p>
      <text:p text:style-name="Standard"/>
      <text:p text:style-name="Standard">INSERT INTO projectpillar1c (projectfields, score )</text:p>
      <text:p text:style-name="Standard">VALUES ( 'a', '5' );</text:p>
      <text:p text:style-name="Standard"/>
      <text:p text:style-name="Standard"/>
      <text:p text:style-name="Standard">INSERT INTO projectpillar1c (projectfields, score )</text:p>
      <text:p text:style-name="Standard">VALUES ( 'b', '2' );</text:p>
      <text:p text:style-name="Standard"/>
      <text:p text:style-name="Standard"/>
      <text:p text:style-name="Standard">INSERT INTO projectpillar1c (projectfields, score )</text:p>
      <text:p text:style-name="Standard">VALUES ( 'c', '0' );</text:p>
      <text:p text:style-name="Standard"/>
      <text:p text:style-name="Standard">------------------------</text:p>
      <text:p text:style-name="Standard"/>
      <text:p text:style-name="Standard">CREATE TABLE projectpillar1d ( projectfields VARCHAR(255) NOT NULL , score INT NOT NULL );</text:p>
      <text:p text:style-name="Standard"/>
      <text:p text:style-name="Standard">INSERT INTO projectpillar1d (projectfields, score )</text:p>
      <text:p text:style-name="Standard">VALUES ( 'a', '5' );</text:p>
      <text:p text:style-name="Standard"/>
      <text:p text:style-name="Standard"/>
      <text:p text:style-name="Standard">INSERT INTO projectpillar1d (projectfields, score )</text:p>
      <text:p text:style-name="Standard">VALUES ( 'b', '2' );</text:p>
      <text:p text:style-name="Standard"/>
      <text:p text:style-name="Standard"/>
      <text:p text:style-name="Standard">INSERT INTO projectpillar1d (projectfields, score )</text:p>
      <text:p text:style-name="Standard">VALUES ( 'c', '0' );</text:p>
      <text:p text:style-name="Standard">------------------------</text:p>
      <text:p text:style-name="Standard"/>
      <text:p text:style-name="Standard">CREATE TABLE projectpillar1e ( projectfields VARCHAR(255) NOT NULL , score INT NOT NULL );</text:p>
      <text:p text:style-name="Standard"/>
      <text:p text:style-name="Standard">INSERT INTO projectpillar1e (projectfields, score )</text:p>
      <text:p text:style-name="Standard">VALUES ( 'a', '3' );</text:p>
      <text:p text:style-name="Standard"/>
      <text:p text:style-name="Standard"/>
      <text:p text:style-name="Standard">INSERT INTO projectpillar1e (projectfields, score )</text:p>
      <text:p text:style-name="Standard">VALUES ( 'b', '2' );</text:p>
      <text:p text:style-name="Standard"/>
      <text:p text:style-name="Standard"><text:soft-page-break/></text:p>
      <text:p text:style-name="Standard">INSERT INTO projectpillar1e (projectfields, score )</text:p>
      <text:p text:style-name="Standard">VALUES ( 'c', '0' );</text:p>
      <text:p text:style-name="Standard"/>
      <text:p text:style-name="Standard">------------------------</text:p>
      <text:p text:style-name="Standard"/>
      <text:p text:style-name="Standard">CREATE TABLE projectpillar1f ( projectfields VARCHAR(255) NOT NULL , score INT NOT NULL );</text:p>
      <text:p text:style-name="Standard"/>
      <text:p text:style-name="Standard">INSERT INTO projectpillar1f (projectfields, score )</text:p>
      <text:p text:style-name="Standard">VALUES ( 'a', '0' );</text:p>
      <text:p text:style-name="Standard"/>
      <text:p text:style-name="Standard"/>
      <text:p text:style-name="Standard">INSERT INTO projectpillar1f (projectfields, score )</text:p>
      <text:p text:style-name="Standard">VALUES ( 'b', '2' );</text:p>
      <text:p text:style-name="Standard"/>
      <text:p text:style-name="Standard">------------------------</text:p>
      <text:p text:style-name="Standard"/>
      <text:p text:style-name="Standard"/>
      <text:p text:style-name="Standard">CREATE TABLE projectpillar3 ( projectfields VARCHAR(255) NOT NULL , score INT NOT NULL );</text:p>
      <text:p text:style-name="Standard"/>
      <text:p text:style-name="Standard">INSERT INTO projectpillar3 (projectfields, score )</text:p>
      <text:p text:style-name="Standard">VALUES ( 'a', '0' );</text:p>
      <text:p text:style-name="Standard"/>
      <text:p text:style-name="Standard"/>
      <text:p text:style-name="Standard">INSERT INTO projectpillar3 (projectfields, score )</text:p>
      <text:p text:style-name="Standard">VALUES ( 'b', '8' );</text:p>
      <text:p text:style-name="Standard"/>
      <text:p text:style-name="Standard"/>
      <text:p text:style-name="Standard">INSERT INTO projectpillar3 (projectfields, score )</text:p>
      <text:p text:style-name="Standard">VALUES ( 'c', '15' );</text:p>
      <text:p text:style-name="Standard"/>
      <text:p text:style-name="Standard"/>
      <text:p text:style-name="Standard">INSERT INTO projectpillar3 (projectfields, score )</text:p>
      <text:p text:style-name="Standard">VALUES ( 'd', '20' );</text:p>
      <text:p text:style-name="Standard"/>
      <text:p text:style-name="Standard">INSERT INTO projectpillar3 (projectfields, score )</text:p>
      <text:p text:style-name="Standard">VALUES ( 'e', '25' );</text:p>
      <text:p text:style-name="Standard"/>
      <text:p text:style-name="Standard"/>
      <text:p text:style-name="Standard">INSERT INTO projectpillar3 (projectfields, score )</text:p>
      <text:p text:style-name="Standard">VALUES ( 'f', '30' );</text:p>
      <text:p text:style-name="Standard"/>
      <text:p text:style-name="Standard">------------------------</text:p>
      <text:p text:style-name="Standard"/>
      <text:p text:style-name="Standard">CREATE TABLE projectpillar4 ( projectfields VARCHAR(255) NOT NULL , score INT NOT NULL );</text:p>
      <text:p text:style-name="Standard"/>
      <text:p text:style-name="Standard">INSERT INTO projectpillar4 (projectfields, score )</text:p>
      <text:p text:style-name="Standard">VALUES ( 'a', '0' );</text:p>
      <text:p text:style-name="Standard"/>
      <text:p text:style-name="Standard"><text:soft-page-break/></text:p>
      <text:p text:style-name="Standard">INSERT INTO projectpillar4 (projectfields, score )</text:p>
      <text:p text:style-name="Standard">VALUES ( 'b', '5' );</text:p>
      <text:p text:style-name="Standard"/>
      <text:p text:style-name="Standard"/>
      <text:p text:style-name="Standard">INSERT INTO projectpillar4 (projectfields, score )</text:p>
      <text:p text:style-name="Standard">VALUES ( 'c', '10' );</text:p>
      <text:p text:style-name="Standard"/>
      <text:p text:style-name="Standard"/>
      <text:p text:style-name="Standard">INSERT INTO projectpillar4 (projectfields, score )</text:p>
      <text:p text:style-name="Standard">VALUES ( 'd', '17' );</text:p>
      <text:p text:style-name="Standard"/>
      <text:p text:style-name="Standard">INSERT INTO projectpillar4 (projectfields, score )</text:p>
      <text:p text:style-name="Standard">VALUES ( 'e', '25' );</text:p>
      <text:p text:style-name="Standard"/>
      <text:p text:style-name="Standard"/>
      <text:p text:style-name="Standard">INSERT INTO projectpillar4 (projectfields, score )</text:p>
      <text:p text:style-name="Standard">VALUES ( 'f', '30' );</text:p>
      <text:p text:style-name="Standard"/>
      <text:p text:style-name="Standard">------------------------------------------------------------------------------------------------------------------------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10:17:06.570427970</meta:creation-date>
    <dc:date>2019-03-28T11:21:06.025196613</dc:date>
    <meta:editing-duration>PT32M1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5" meta:paragraph-count="119" meta:word-count="697" meta:character-count="5089" meta:non-whitespace-character-count="4504"/>
  </office:meta>
</office:document-meta>
</file>